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Human Eugenics, <text:span text:style-name="T2">Systems Theory</text:span>, Applied Epistemology, Geo-Anthropology, Environmental Studies, Gender Studies,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Lilac Deezl”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text:soft-page-break/>I became extremely responsible because I knew that the penal system was unforgiving.</text:p>
      <text:p text:style-name="P1"/>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against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text:soft-page-break/>other people with children and assets deserve to have the fiscal opportunity to make change.</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text:soft-page-break/>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text:soft-page-break/>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text:soft-page-break/>engineers of society. The ones who will write the Neo Magna Carta. The Originals within cluster B.</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20T14:02:35.57</dc:date>
    <meta:editing-duration>PT6H9M31S</meta:editing-duration>
    <meta:editing-cycles>47</meta:editing-cycles>
    <meta:generator>OpenOffice/4.1.15$Win32 OpenOffice.org_project/4115m2$Build-9813</meta:generator>
    <meta:document-statistic meta:table-count="0" meta:image-count="0" meta:object-count="0" meta:page-count="6" meta:paragraph-count="61" meta:word-count="3670" meta:character-count="21648"/>
  </office:meta>
</office:document-meta>
</file>